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 Semibold2" svg:font-family="'Segoe UI Semibold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 Semibold1" svg:font-family="'Segoe UI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40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26pt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size="26pt"/>
    </style:style>
    <style:style style:name="T1" style:family="text">
      <style:text-properties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style:font-name="Segoe U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Segoe U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style:font-name="Segoe U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style:font-name="Segoe UI Semibold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style:font-name="Segoe UI Semibold2" fo:font-size="20pt" fo:font-style="normal" fo:text-shadow="none" style:text-underline-style="none" fo:font-weight="bold" style:font-name-asian="Segoe UI Semibold2" style:font-size-asian="20pt" style:font-style-asian="normal" style:font-weight-asian="bold" style:font-name-complex="Segoe UI Semibold2" style:font-size-complex="20pt" style:font-style-complex="normal" style:font-weight-complex="bold"/>
    </style:style>
    <style:style style:name="T10" style:family="text">
      <style:text-properties style:font-name="Segoe UI Semibold" fo:font-size="20pt" fo:font-style="normal" fo:text-shadow="none" style:text-underline-style="none" fo:font-weight="bold" style:font-name-asian="Segoe UI Semibold2" style:font-size-asian="20pt" style:font-style-asian="normal" style:font-weight-asian="bold" style:font-name-complex="Segoe UI Semibold2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0.508cm">
          <draw:text-box>
            <text:p text:style-name="P1"><text:span text:style-name="T1">HYMN #626</text:span></text:p>
            <text:p text:style-name="P1"><text:span text:style-name="T2">“</text:span><text:span text:style-name="T2">Come, Let Us Ea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2" draw:layer="layout" svg:width="24.384cm" svg:height="7.011cm" svg:x="1.778cm" svg:y="0.609cm">
          <draw:text-box>
            <text:p text:style-name="P1"><text:span text:style-name="T3"><text:s/></text:span><text:span text:style-name="T3">1. </text:span><text:span text:style-name="T4">Come, Let Us eat,</text:span></text:p>
            <text:p text:style-name="P1"><text:span text:style-name="T4">for now the feast is spread,</text:span></text:p>
            <text:p text:style-name="P1"><text:span text:style-name="T4">Come let us eat,</text:span></text:p>
            <text:p text:style-name="P1"><text:span text:style-name="T4">for now the feast is sprea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3" draw:text-style-name="P2" draw:layer="layout" svg:width="24.035cm" svg:height="7.011cm" svg:x="1.873cm" svg:y="0.544cm">
          <draw:text-box>
            <text:p text:style-name="P1"><text:span text:style-name="T2"><text:s/></text:span><text:span text:style-name="T4">Our Lord’s body</text:span></text:p>
            <text:p text:style-name="P1"><text:span text:style-name="T4">let us take together,</text:span></text:p>
            <text:p text:style-name="P1"><text:span text:style-name="T4">Our Lord’s body</text:span></text:p>
            <text:p text:style-name="P1"><text:span text:style-name="T4">let us take togeth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3" draw:text-style-name="P2" draw:layer="layout" svg:width="24.384cm" svg:height="7.011cm" svg:x="1.732cm" svg:y="0.52cm">
          <draw:text-box>
            <text:p text:style-name="P1"><text:span text:style-name="T3"><text:s/></text:span><text:span text:style-name="T3">2. </text:span><text:span text:style-name="T4">Come, let us drink,</text:span></text:p>
            <text:p text:style-name="P1"><text:span text:style-name="T4">for now the wine is poured,</text:span></text:p>
            <text:p text:style-name="P1"><text:span text:style-name="T4">Come let us drink,</text:span></text:p>
            <text:p text:style-name="P1"><text:span text:style-name="T4">for now the wine is pour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frame draw:style-name="gr3" draw:text-style-name="P2" draw:layer="layout" svg:width="24.384cm" svg:height="7.011cm" svg:x="1.944cm" svg:y="0.52cm">
          <draw:text-box>
            <text:p text:style-name="P1"><text:span text:style-name="T4">Jesus’ blood poured</text:span></text:p>
            <text:p text:style-name="P1"><text:span text:style-name="T4">let us drink together,</text:span></text:p>
            <text:p text:style-name="P5"><text:span text:style-name="T4">Jesus’ blood poured</text:span></text:p>
            <text:p text:style-name="P1"><text:span text:style-name="T4">let us drink togeth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draw:frame draw:style-name="gr3" draw:text-style-name="P2" draw:layer="layout" svg:width="24.384cm" svg:height="7.011cm" svg:x="1.756cm" svg:y="0.38cm">
          <draw:text-box>
            <text:p text:style-name="P1"><text:span text:style-name="T3"><text:s/></text:span><text:span text:style-name="T3">3. </text:span><text:span text:style-name="T4">In His presence</text:span></text:p>
            <text:p text:style-name="P1"><text:span text:style-name="T4">now we meet and rest,</text:span></text:p>
            <text:p text:style-name="P5"><text:span text:style-name="T4">In His presence</text:span></text:p>
            <text:p text:style-name="P1"><text:span text:style-name="T4">now we meet and r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0">
        <draw:frame draw:style-name="gr3" draw:text-style-name="P2" draw:layer="layout" svg:width="24.384cm" svg:height="7.011cm" svg:x="1.756cm" svg:y="0.45cm">
          <draw:text-box>
            <text:p text:style-name="P1"><text:span text:style-name="T4">In the presence</text:span></text:p>
            <text:p text:style-name="P1"><text:span text:style-name="T4">of out Lord we gather,</text:span></text:p>
            <text:p text:style-name="P5"><text:span text:style-name="T5"><text:s/></text:span><text:span text:style-name="T4">In the presence</text:span></text:p>
            <text:p text:style-name="P5"><text:span text:style-name="T4">of out Lord we gath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1T0">
        <draw:frame draw:style-name="gr3" draw:text-style-name="P2" draw:layer="layout" svg:width="24.384cm" svg:height="7.011cm" svg:x="1.778cm" svg:y="0.508cm">
          <draw:text-box>
            <text:p text:style-name="P1"><text:span text:style-name="T3"><text:s/></text:span><text:span text:style-name="T3">4. </text:span><text:span text:style-name="T4">Rise, then, to spread abroad</text:span></text:p>
            <text:p text:style-name="P1"><text:span text:style-name="T4">God’s mighty Word,</text:span></text:p>
            <text:p text:style-name="P5"><text:span text:style-name="T4">Rise, then, to spread abroad</text:span></text:p>
            <text:p text:style-name="P5"><text:span text:style-name="T4">God’s mighty W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1T0">
        <draw:frame draw:style-name="gr4" draw:text-style-name="P2" draw:layer="layout" svg:width="24.384cm" svg:height="12.651cm" svg:x="1.756cm" svg:y="0.557cm">
          <draw:text-box>
            <text:p text:style-name="P1"><text:span text:style-name="T6"><text:s/></text:span><text:span text:style-name="T4">Jesus risen will bring in</text:span></text:p>
            <text:p text:style-name="P1"><text:span text:style-name="T4">the Kingdom,</text:span></text:p>
            <text:p text:style-name="P5"><text:span text:style-name="T5"><text:s/></text:span><text:span text:style-name="T4">Jesus risen will bring in</text:span></text:p>
            <text:p text:style-name="P5"><text:span text:style-name="T4">the Kingdom.</text:span></text:p>
            <text:p text:style-name="P6"><text:span text:style-name="T7"/></text:p>
            <text:p text:style-name="P6"><text:span text:style-name="T7"/></text:p>
            <text:p text:style-name="P6"><text:span text:style-name="T8">Text (1-3) &amp; Tune</text:span></text:p>
            <text:p text:style-name="P6"><text:span text:style-name="T9">©</text:span><text:span text:style-name="T10"> Lutheran World Federation</text:span></text:p>
            <text:p text:style-name="P6"><text:span text:style-name="T10">Text (vs.4) </text:span></text:p>
            <text:p text:style-name="P6"><text:span text:style-name="T9">©</text:span><text:span text:style-name="T10"> 1972 Augsburg Fortre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 Semibold2" svg:font-family="'Segoe UI Semibold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 Semibold1" svg:font-family="'Segoe UI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23:30:42.474000000</meta:creation-date>
    <dc:title>Blue template</dc:title>
    <meta:editing-duration>PT7M22S</meta:editing-duration>
    <meta:editing-cycles>5</meta:editing-cycles>
    <meta:generator>LibreOffice/6.1.5.2$Windows_X86_64 LibreOffice_project/90f8dcf33c87b3705e78202e3df5142b201bd805</meta:generator>
    <dc:date>2019-04-27T09:27:15.564000000</dc:date>
    <meta:document-statistic meta:object-count="48"/>
  </office:meta>
</office:document-meta>
</file>